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 table:number-rows-repeated="104845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.00.0000</text:date>, <text:time style:data-style-name="N2" text:time-value="18:06:27.9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4T18:25:03.005000000</dc:date>
    <meta:editing-duration>P3DT10H35M13S</meta:editing-duration>
    <meta:editing-cycles>1252</meta:editing-cycles>
    <meta:document-statistic meta:table-count="2" meta:cell-count="4081" meta:object-count="0"/>
    <meta:user-defined meta:name="qrichtext">1</meta:user-defined>
  </office:meta>
</office:document-meta>
</file>